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gradient-name="Ellipsoid_20_blue_20_grey_2f_light_20_blu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draw:rect draw:style-name="gr1" draw:text-style-name="P1" draw:layer="layout" svg:width="5.715cm" svg:height="2.54cm" svg:x="4.445cm" svg:y="3.175cm">
          <text:p text:style-name="P1">Simulation Thorn</text:p>
        </draw:rect>
        <draw:rect draw:style-name="gr2" draw:text-style-name="P1" draw:layer="layout" svg:width="3.81cm" svg:height="2.54cm" svg:x="10.795cm" svg:y="3.175cm">
          <text:p text:style-name="P1">IO</text:p>
          <text:p text:style-name="P1">Thorn</text:p>
        </draw:rect>
        <draw:rect draw:style-name="gr2" draw:text-style-name="P1" draw:layer="layout" svg:width="10.16cm" svg:height="2.54cm" svg:x="4.445cm" svg:y="6.35cm">
          <text:p text:style-name="P1">Cactus</text:p>
        </draw:rect>
        <draw:rect draw:style-name="gr2" draw:text-style-name="P1" draw:layer="layout" svg:width="20.955cm" svg:height="1.905cm" svg:x="4.445cm" svg:y="9.525cm">
          <text:p text:style-name="P1">Lazarus</text:p>
        </draw:rect>
        <draw:rect draw:style-name="gr2" draw:text-style-name="P1" draw:layer="layout" svg:width="5.715cm" svg:height="1.905cm" svg:x="4.445cm" svg:y="12.065cm">
          <text:p text:style-name="P1">BigJob Abstraction</text:p>
        </draw:rect>
        <draw:rect draw:style-name="gr2" draw:text-style-name="P1" draw:layer="layout" svg:width="5.715cm" svg:height="1.905cm" svg:x="10.795cm" svg:y="12.065cm">
          <text:p text:style-name="P1">File Adapter</text:p>
        </draw:rect>
        <draw:rect draw:style-name="gr1" draw:text-style-name="P1" draw:layer="layout" svg:width="3.175cm" svg:height="1.905cm" svg:x="17.145cm" svg:y="12.065cm">
          <text:p text:style-name="P1">BQP</text:p>
        </draw:rect>
        <draw:rect draw:style-name="gr1" draw:text-style-name="P1" draw:layer="layout" svg:width="4.445cm" svg:height="1.905cm" svg:x="20.955cm" svg:y="12.065cm">
          <text:p text:style-name="P1">Fault Tolerance</text:p>
        </draw:rect>
        <draw:rect draw:style-name="gr1" draw:text-style-name="P1" draw:layer="layout" svg:width="5.715cm" svg:height="2.54cm" svg:x="15.24cm" svg:y="3.175cm">
          <text:p text:style-name="P1">EnKf Thorn</text:p>
        </draw:rect>
        <draw:rect draw:style-name="gr2" draw:text-style-name="P1" draw:layer="layout" svg:width="3.81cm" svg:height="2.54cm" svg:x="21.59cm" svg:y="3.175cm">
          <text:p text:style-name="P1">IO</text:p>
          <text:p text:style-name="P1">Thorn</text:p>
        </draw:rect>
        <draw:rect draw:style-name="gr2" draw:text-style-name="P1" draw:layer="layout" svg:width="10.16cm" svg:height="2.54cm" svg:x="15.24cm" svg:y="6.35cm">
          <text:p text:style-name="P1">Cactus</text:p>
        </draw:rect>
        <draw:rect draw:style-name="gr2" draw:text-style-name="P1" draw:layer="layout" svg:width="12.065cm" svg:height="1.905cm" svg:x="4.445cm" svg:y="14.605cm">
          <text:p text:style-name="P1">SAGA Python Bindings</text:p>
        </draw:rect>
        <draw:custom-shape draw:style-name="gr3" draw:text-style-name="P1" draw:layer="layout" svg:width="1.27cm" svg:height="1.905cm" svg:x="6.35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905cm" svg:x="12.065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905cm" svg:x="17.78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905cm" svg:x="22.86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905cm" svg:x="8.89cm" svg:y="8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905cm" svg:x="19.685cm" svg:y="8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6.985cm" svg:y="10.9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13.186cm" svg:y="10.9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18.386cm" svg:y="10.9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22.686cm" svg:y="10.9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6.986cm" svg:y="13.5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13.186cm" svg:y="13.6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Yaakoub Khamra</meta:initial-creator>
    <meta:creation-date>2009-02-16T10:32:43</meta:creation-date>
    <meta:editing-duration>PT00H10M16S</meta:editing-duration>
    <meta:editing-cycles>4</meta:editing-cycles>
    <dc:date>2009-02-16T10:48:17</dc:date>
    <dc:creator>Yaakoub Khamra</dc:creator>
    <meta:generator>OpenOffice.org/3.0$Unix OpenOffice.org_project/300m15$Build-9379</meta:generator>
    <meta:document-statistic meta:object-count="47"/>
  </office:meta>
</office:document-meta>
</file>